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method_trans"/><text:a xlink:type="simple" xlink:href="https://docs.perl6.org/type/Str.html#___top" text:style-name="Internet_20_link" text:visited-style-name="Visited_20_Internet_20_Link">method trans</text:a></text:h>
      <text:p text:style-name="Preformatted_20_Text">multi method trans(Str:D: Pair:D \what, *%n --&gt; Str)</text:p>
      <text:p text:style-name="P1">multi method trans(Str:D: *@changes, :complement(:$c), :squash(:$s), :delete(:$d) --&gt; Str)</text:p>
      <text:p text:style-name="Text_20_body">Replaces one or many characters with one or many characters. Ranges are supported, both for keys and values. Regexes work as keys. In case a list of keys and values is used, substrings can be replaced as well. When called with <text:span text:style-name="Source_20_Text">:complement</text:span> anything but the matched value or range is replaced with a single value. With <text:span text:style-name="Source_20_Text">:delete</text:span> the matched characters are without corresponding replacement are removed. Combining <text:span text:style-name="Source_20_Text">:complement</text:span> and <text:span text:style-name="Source_20_Text">:delete</text:span> will remove anything but the matched values, <text:span text:style-name="Emphasis">unless replacement characters have been specified</text:span>, in which case, <text:span text:style-name="Source_20_Text">:delete</text:span> would be ignored. The adverb <text:span text:style-name="Source_20_Text">:squash</text:span> will reduce repeated matched characters to a single character.</text:p>
      <text:p text:style-name="Text_20_body">Example:</text:p>
      <text:p text:style-name="Preformatted_20_Text">my $str = 'say $x&lt;b&gt; &amp;&amp; $y&lt;a&gt;';</text:p>
      <text:p text:style-name="Preformatted_20_Text">$str.=trans( '&lt;' =&gt; '«' );</text:p>
      <text:p text:style-name="Preformatted_20_Text">$str.=trans( '&lt;' =&gt; '«', '&gt;' =&gt; '»' );</text:p>
      <text:p text:style-name="Preformatted_20_Text"> </text:p>
      <text:p text:style-name="Preformatted_20_Text">$str.=trans( [ '&lt;'   , '&gt;'   , '&amp;' ] =&gt;</text:p>
      <text:p text:style-name="Preformatted_20_Text">             [ '&amp;lt;', '&amp;gt;', '&amp;amp;' ]);</text:p>
      <text:p text:style-name="Preformatted_20_Text"> </text:p>
      <text:p text:style-name="Preformatted_20_Text">$str.=trans( ['a'..'y'] =&gt; ['A'..'z'] );</text:p>
      <text:p text:style-name="Preformatted_20_Text"> </text:p>
      <text:p text:style-name="Preformatted_20_Text">"abcdefghij".trans(/&lt;[aeiou]&gt; \w/ =&gt; '');                     # RESULT: «cdgh» </text:p>
      <text:p text:style-name="Preformatted_20_Text"> </text:p>
      <text:p text:style-name="Preformatted_20_Text">"a123b123c".trans(['a'..'z'] =&gt; 'x', :complement);            # RESULT: «axxxbxxxc» </text:p>
      <text:p text:style-name="Preformatted_20_Text">"a123b123c".trans('23' =&gt; '', :delete);                       # RESULT: «a1b1c» </text:p>
      <text:p text:style-name="Preformatted_20_Text">"aaa1123bb123c".trans('a'..'z' =&gt; 'A'..'Z', :squash);         # RESULT: «A1123B123C» </text:p>
      <text:p text:style-name="P1">"aaa1123bb123c".trans('a'..'z' =&gt; 'x', :complement, :squash); # RESULT: «aaaxbbxc»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7:35:46.352811576</meta:creation-date>
    <dc:date>2018-05-27T17:37:08.388458472</dc:date>
    <meta:editing-duration>PT1M22S</meta:editing-duration>
    <meta:editing-cycles>1</meta:editing-cycles>
    <meta:document-statistic meta:table-count="0" meta:image-count="0" meta:object-count="0" meta:page-count="1" meta:paragraph-count="20" meta:word-count="199" meta:character-count="1444" meta:non-whitespace-character-count="1176"/>
    <meta:generator>LibreOffice/6.0.3.2$Linux_X86_64 LibreOffice_project/00$Build-2</meta:generator>
  </office:meta>
</office:document-meta>
</file>